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4.684cm"/>
    </style:style>
    <style:style style:name="co4" style:family="table-column">
      <style:table-column-properties fo:break-before="auto" style:column-width="11.652cm"/>
    </style:style>
    <style:style style:name="co5" style:family="table-column">
      <style:table-column-properties fo:break-before="auto" style:column-width="16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H34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USB-ICs_WCH-Jiangsu-Qin-Heng-CH340G_C142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B socke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span-style-background-color-ff0-USB-span-Connectors_Ckmtw-Shenzhen-Cankemeng-U-USBBR04P-F000_C18973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(0603)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 (0603)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4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csc.com/product-detail/Screw-terminal_JILN-JL301-50004U01_C150968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3 pin</text:p>
          </table:table-cell>
          <table:table-cell/>
          <table:table-cell office:value-type="string" calcext:value-type="string">
            <text:p>https://lcsc.com/product-detail/Screw-terminal_JILN-JL301-50003U01_C39521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2 pin</text:p>
          </table:table-cell>
          <table:table-cell/>
          <table:table-cell office:value-type="string" calcext:value-type="string">
            <text:p>https://lcsc.com/product-detail/Screw-terminal_JILN-JL301-50002U02_C3952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340P P MOSF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MOSFETs_UMW-Youtai-Semiconductor-Co-Ltd-FDN340P_C3475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58D opa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lcsc.com/product-detail/Operational-Amplifier_IDCHIP-LM358D_C6888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pan-style-background-color-ff0-Fuse-span-Holders_Littelfuse-0PTF0078P_C2760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500m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7-500MXP_C1427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2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8002-MXP_C1427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ty protection diode</text:p>
          </table:table-cell>
          <table:table-cell office:value-type="string" calcext:value-type="string">
            <text:p>40V, 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chottky-Barrier-Diodes-SBD_Diodes-Incorporated-B140-13-F_C1575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regulator IFX27001TF V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Infineon-Technologies-IFX27001TF-V50_C15266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V regulator LP2985-33DBV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P2985-33DBVR_C95414.html</text:p>
          </table:table-cell>
          <table:table-cell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20:03:56.81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4T22:14:46.799000000</dc:date>
    <meta:editing-duration>PT4H23M18S</meta:editing-duration>
    <meta:editing-cycles>11</meta:editing-cycles>
    <meta:generator>LibreOffice/7.1.0.3$Windows_X86_64 LibreOffice_project/f6099ecf3d29644b5008cc8f48f42f4a40986e4c</meta:generator>
    <meta:document-statistic meta:table-count="1" meta:cell-count="57" meta:object-count="0"/>
  </office:meta>
</office:document-meta>
</file>